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1.095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3cm" fo:min-width="1.041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155cm" fo:min-width="0.526cm"/>
    </style:style>
    <style:style style:name="gr6" style:family="graphic" style:parent-style-name="standard">
      <style:graphic-properties draw:textarea-horizontal-align="justify" draw:textarea-vertical-align="middle" draw:auto-grow-height="false" fo:min-height="1.154cm" fo:min-width="0.676cm"/>
    </style:style>
    <style:style style:name="gr7" style:family="graphic" style:parent-style-name="standard">
      <style:graphic-properties draw:textarea-horizontal-align="justify" draw:textarea-vertical-align="middle" draw:auto-grow-height="false" fo:min-height="1.301cm" fo:min-width="1.04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000000" fo:min-height="1.07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fo:min-height="1.73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1.09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6cm" fo:min-width="1.09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000000" fo:min-height="1.02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.034cm"/>
      <style:paragraph-properties style:writing-mode="lr-tb"/>
    </style:style>
    <style:style style:name="gr18" style:family="graphic" style:parent-style-name="standard">
      <style:graphic-properties draw:stroke="none" svg:stroke-color="#000000" draw:fill="none" fo:min-height="4.36cm"/>
      <style:paragraph-properties style:writing-mode="lr-tb"/>
    </style:style>
    <style:style style:name="gr19" style:family="graphic" style:parent-style-name="objectwithoutfill">
      <style:graphic-properties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6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4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88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000000"/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95cm" svg:height="1.324cm" svg:x="3.366cm" svg:y="12.091cm">
          <draw:text-box>
            <text:p>I<text:span text:style-name="T1">c</text:span></text:p>
          </draw:text-box>
        </draw:frame>
        <draw:g xml:id="id2" draw:id="id2">
          <draw:line draw:style-name="gr2" draw:text-style-name="P2" draw:layer="layout" svg:x1="4.548cm" svg:y1="2.282cm" svg:x2="4.847cm" svg:y2="1.595cm">
            <text:p/>
          </draw:line>
          <draw:line draw:style-name="gr2" draw:text-style-name="P2" draw:layer="layout" svg:x1="5.471cm" svg:y1="2.992cm" svg:x2="4.842cm" svg:y2="1.596cm">
            <text:p/>
          </draw:line>
          <draw:line draw:style-name="gr2" draw:text-style-name="P2" draw:layer="layout" svg:x1="6.703cm" svg:y1="3.071cm" svg:x2="7.332cm" svg:y2="1.675cm">
            <text:p/>
          </draw:line>
          <draw:line draw:style-name="gr2" draw:text-style-name="P2" draw:layer="layout" svg:x1="5.44cm" svg:y1="3.025cm" svg:x2="6.069cm" svg:y2="1.629cm">
            <text:p/>
          </draw:line>
          <draw:line draw:style-name="gr2" draw:text-style-name="P2" draw:layer="layout" svg:x1="6.729cm" svg:y1="3.063cm" svg:x2="6.1cm" svg:y2="1.667cm">
            <text:p/>
          </draw:line>
          <draw:line draw:style-name="gr2" draw:text-style-name="P2" draw:layer="layout" svg:x1="7.976cm" svg:y1="3.064cm" svg:x2="7.347cm" svg:y2="1.668cm">
            <text:p/>
          </draw:line>
          <draw:line draw:style-name="gr2" draw:text-style-name="P2" draw:layer="layout" svg:x1="7.965cm" svg:y1="2.997cm" svg:x2="8.264cm" svg:y2="2.31cm">
            <text:p/>
          </draw:line>
        </draw:g>
        <draw:custom-shape draw:style-name="gr3" draw:text-style-name="P3" xml:id="id1" draw:id="id1" draw:layer="layout" svg:width="2.179cm" svg:height="2.192cm" svg:x="1.118cm" svg:y="4.685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2.208cm" svg:y1="4.685cm" svg:x2="4.548cm" svg:y2="2.333cm" draw:start-shape="id1" draw:start-glue-point="4" draw:end-shape="id2" draw:end-glue-point="3" svg:d="M2208 4685v-2352h2340" svg:viewBox="0 0 2341 2353">
          <text:p/>
        </draw:connector>
        <draw:g xml:id="id3" draw:id="id3">
          <draw:line draw:style-name="gr2" draw:text-style-name="P2" draw:layer="layout" svg:x1="4.5cm" svg:y1="9.415cm" svg:x2="4.799cm" svg:y2="8.728cm">
            <text:p/>
          </draw:line>
          <draw:line draw:style-name="gr2" draw:text-style-name="P2" draw:layer="layout" svg:x1="5.422cm" svg:y1="10.125cm" svg:x2="4.793cm" svg:y2="8.729cm">
            <text:p/>
          </draw:line>
          <draw:line draw:style-name="gr2" draw:text-style-name="P2" draw:layer="layout" svg:x1="6.654cm" svg:y1="10.205cm" svg:x2="7.283cm" svg:y2="8.809cm">
            <text:p/>
          </draw:line>
          <draw:line draw:style-name="gr2" draw:text-style-name="P2" draw:layer="layout" svg:x1="5.392cm" svg:y1="10.159cm" svg:x2="6.021cm" svg:y2="8.763cm">
            <text:p/>
          </draw:line>
          <draw:line draw:style-name="gr2" draw:text-style-name="P2" draw:layer="layout" svg:x1="6.681cm" svg:y1="10.197cm" svg:x2="6.052cm" svg:y2="8.801cm">
            <text:p/>
          </draw:line>
          <draw:line draw:style-name="gr2" draw:text-style-name="P2" draw:layer="layout" svg:x1="7.928cm" svg:y1="10.198cm" svg:x2="7.299cm" svg:y2="8.802cm">
            <text:p/>
          </draw:line>
          <draw:line draw:style-name="gr2" draw:text-style-name="P2" draw:layer="layout" svg:x1="7.916cm" svg:y1="10.13cm" svg:x2="8.215cm" svg:y2="9.443cm">
            <text:p/>
          </draw:line>
        </draw:g>
        <draw:g xml:id="id4" draw:id="id4">
          <draw:line draw:style-name="gr2" draw:text-style-name="P2" draw:layer="layout" svg:x1="12.829cm" svg:y1="2.332cm" svg:x2="13.128cm" svg:y2="1.645cm">
            <text:p/>
          </draw:line>
          <draw:line draw:style-name="gr2" draw:text-style-name="P2" draw:layer="layout" svg:x1="13.752cm" svg:y1="3.042cm" svg:x2="13.123cm" svg:y2="1.646cm">
            <text:p/>
          </draw:line>
          <draw:line draw:style-name="gr2" draw:text-style-name="P2" draw:layer="layout" svg:x1="14.984cm" svg:y1="3.121cm" svg:x2="15.613cm" svg:y2="1.725cm">
            <text:p/>
          </draw:line>
          <draw:line draw:style-name="gr2" draw:text-style-name="P2" draw:layer="layout" svg:x1="13.721cm" svg:y1="3.075cm" svg:x2="14.35cm" svg:y2="1.679cm">
            <text:p/>
          </draw:line>
          <draw:line draw:style-name="gr2" draw:text-style-name="P2" draw:layer="layout" svg:x1="15.01cm" svg:y1="3.113cm" svg:x2="14.381cm" svg:y2="1.717cm">
            <text:p/>
          </draw:line>
          <draw:line draw:style-name="gr2" draw:text-style-name="P2" draw:layer="layout" svg:x1="16.257cm" svg:y1="3.114cm" svg:x2="15.628cm" svg:y2="1.718cm">
            <text:p/>
          </draw:line>
          <draw:line draw:style-name="gr2" draw:text-style-name="P2" draw:layer="layout" svg:x1="16.246cm" svg:y1="3.047cm" svg:x2="16.545cm" svg:y2="2.36cm">
            <text:p/>
          </draw:line>
        </draw:g>
        <draw:g xml:id="id10" draw:id="id10">
          <draw:line draw:style-name="gr2" draw:text-style-name="P2" draw:layer="layout" svg:x1="12.83cm" svg:y1="9.387cm" svg:x2="13.126cm" svg:y2="8.704cm">
            <text:p/>
          </draw:line>
          <draw:line draw:style-name="gr2" draw:text-style-name="P2" draw:layer="layout" svg:x1="13.74cm" svg:y1="10.105cm" svg:x2="13.12cm" svg:y2="8.704cm">
            <text:p/>
          </draw:line>
          <draw:line draw:style-name="gr2" draw:text-style-name="P2" draw:layer="layout" svg:x1="14.955cm" svg:y1="10.199cm" svg:x2="15.577cm" svg:y2="8.809cm">
            <text:p/>
          </draw:line>
          <draw:line draw:style-name="gr2" draw:text-style-name="P2" draw:layer="layout" svg:x1="13.709cm" svg:y1="10.141cm" svg:x2="14.331cm" svg:y2="8.751cm">
            <text:p/>
          </draw:line>
          <draw:line draw:style-name="gr2" draw:text-style-name="P2" draw:layer="layout" svg:x1="14.982cm" svg:y1="10.19cm" svg:x2="14.362cm" svg:y2="8.789cm">
            <text:p/>
          </draw:line>
          <draw:line draw:style-name="gr2" draw:text-style-name="P2" draw:layer="layout" svg:x1="16.213cm" svg:y1="10.205cm" svg:x2="15.593cm" svg:y2="8.804cm">
            <text:p/>
          </draw:line>
          <draw:line draw:style-name="gr2" draw:text-style-name="P2" draw:layer="layout" svg:x1="16.201cm" svg:y1="10.135cm" svg:x2="16.497cm" svg:y2="9.452cm">
            <text:p/>
          </draw:line>
        </draw:g>
        <draw:g xml:id="id14" draw:id="id14">
          <draw:line draw:style-name="gr2" draw:text-style-name="P2" draw:layer="layout" svg:x1="5.1cm" svg:y1="18.91cm" svg:x2="5.422cm" svg:y2="18.223cm">
            <text:p/>
          </draw:line>
          <draw:line draw:style-name="gr2" draw:text-style-name="P2" draw:layer="layout" svg:x1="6.092cm" svg:y1="19.621cm" svg:x2="5.415cm" svg:y2="18.225cm">
            <text:p/>
          </draw:line>
          <draw:line draw:style-name="gr2" draw:text-style-name="P2" draw:layer="layout" svg:x1="7.419cm" svg:y1="19.7cm" svg:x2="8.096cm" svg:y2="18.304cm">
            <text:p/>
          </draw:line>
          <draw:line draw:style-name="gr2" draw:text-style-name="P2" draw:layer="layout" svg:x1="6.06cm" svg:y1="19.654cm" svg:x2="6.737cm" svg:y2="18.258cm">
            <text:p/>
          </draw:line>
          <draw:line draw:style-name="gr2" draw:text-style-name="P2" draw:layer="layout" svg:x1="7.448cm" svg:y1="19.692cm" svg:x2="6.771cm" svg:y2="18.296cm">
            <text:p/>
          </draw:line>
          <draw:line draw:style-name="gr2" draw:text-style-name="P2" draw:layer="layout" svg:x1="8.791cm" svg:y1="19.693cm" svg:x2="8.114cm" svg:y2="18.297cm">
            <text:p/>
          </draw:line>
          <draw:line draw:style-name="gr2" draw:text-style-name="P2" draw:layer="layout" svg:x1="8.778cm" svg:y1="19.624cm" svg:x2="9.1cm" svg:y2="18.937cm">
            <text:p/>
          </draw:line>
        </draw:g>
        <draw:custom-shape draw:style-name="gr5" draw:text-style-name="P4" xml:id="id5" draw:id="id5" draw:layer="layout" svg:width="2.05cm" svg:height="2.809cm" svg:x="17.679cm" svg:y="4.3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8" draw:id="id8" draw:layer="layout" svg:width="2.35cm" svg:height="2.808cm" svg:x="9.3cm" svg:y="12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12" draw:id="id12" draw:layer="layout" svg:width="2.18cm" svg:height="2.191cm" svg:x="17.62cm" svg:y="13.109cm">
          <text:p text:style-name="P3"/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" draw:id="id9">
          <draw:line draw:style-name="gr2" draw:text-style-name="P2" draw:layer="layout" svg:x1="10.469cm" svg:y1="8.065cm" svg:x2="9.776cm" svg:y2="7.79cm">
            <text:p/>
          </draw:line>
          <draw:line draw:style-name="gr2" draw:text-style-name="P2" draw:layer="layout" svg:x1="11.141cm" svg:y1="7.11cm" svg:x2="9.777cm" svg:y2="7.795cm">
            <text:p/>
          </draw:line>
          <draw:line draw:style-name="gr2" draw:text-style-name="P2" draw:layer="layout" svg:x1="11.173cm" svg:y1="5.872cm" svg:x2="9.762cm" svg:y2="5.293cm">
            <text:p/>
          </draw:line>
          <draw:line draw:style-name="gr2" draw:text-style-name="P2" draw:layer="layout" svg:x1="11.174cm" svg:y1="7.14cm" svg:x2="9.763cm" svg:y2="6.561cm">
            <text:p/>
          </draw:line>
          <draw:line draw:style-name="gr2" draw:text-style-name="P2" draw:layer="layout" svg:x1="11.164cm" svg:y1="5.844cm" svg:x2="9.8cm" svg:y2="6.529cm">
            <text:p/>
          </draw:line>
          <draw:line draw:style-name="gr2" draw:text-style-name="P2" draw:layer="layout" svg:x1="11.118cm" svg:y1="4.592cm" svg:x2="9.754cm" svg:y2="5.277cm">
            <text:p/>
          </draw:line>
          <draw:line draw:style-name="gr2" draw:text-style-name="P2" draw:layer="layout" svg:x1="11.049cm" svg:y1="4.607cm" svg:x2="10.356cm" svg:y2="4.332cm">
            <text:p/>
          </draw:line>
        </draw:g>
        <draw:g xml:id="id7" draw:id="id7">
          <draw:line draw:style-name="gr2" draw:text-style-name="P2" draw:layer="layout" svg:x1="2.186cm" svg:y1="15.009cm" svg:x2="1.493cm" svg:y2="14.734cm">
            <text:p/>
          </draw:line>
          <draw:line draw:style-name="gr2" draw:text-style-name="P2" draw:layer="layout" svg:x1="2.858cm" svg:y1="14.053cm" svg:x2="1.494cm" svg:y2="14.738cm">
            <text:p/>
          </draw:line>
          <draw:line draw:style-name="gr2" draw:text-style-name="P2" draw:layer="layout" svg:x1="2.89cm" svg:y1="12.814cm" svg:x2="1.479cm" svg:y2="12.235cm">
            <text:p/>
          </draw:line>
          <draw:line draw:style-name="gr2" draw:text-style-name="P2" draw:layer="layout" svg:x1="2.891cm" svg:y1="14.083cm" svg:x2="1.48cm" svg:y2="13.504cm">
            <text:p/>
          </draw:line>
          <draw:line draw:style-name="gr2" draw:text-style-name="P2" draw:layer="layout" svg:x1="2.88cm" svg:y1="12.788cm" svg:x2="1.516cm" svg:y2="13.473cm">
            <text:p/>
          </draw:line>
          <draw:line draw:style-name="gr2" draw:text-style-name="P2" draw:layer="layout" svg:x1="2.834cm" svg:y1="11.535cm" svg:x2="1.47cm" svg:y2="12.22cm">
            <text:p/>
          </draw:line>
          <draw:line draw:style-name="gr2" draw:text-style-name="P2" draw:layer="layout" svg:x1="2.765cm" svg:y1="11.55cm" svg:x2="2.072cm" svg:y2="11.275cm">
            <text:p/>
          </draw:line>
        </draw:g>
        <draw:connector draw:style-name="gr4" draw:text-style-name="P4" xml:id="id6" draw:id="id6" draw:layer="layout" svg:x1="2.208cm" svg:y1="6.877cm" svg:x2="4.5cm" svg:y2="9.466cm" draw:start-shape="id1" draw:start-glue-point="8" draw:end-shape="id3" draw:end-glue-point="3" svg:d="M2208 6877v2589h2292" svg:viewBox="0 0 2293 2590">
          <text:p/>
        </draw:connector>
        <draw:connector draw:style-name="gr4" draw:text-style-name="P4" draw:layer="layout" svg:x1="16.545cm" svg:y1="2.383cm" svg:x2="18.704cm" svg:y2="4.379cm" draw:start-shape="id4" draw:start-glue-point="1" draw:end-shape="id5" draw:end-glue-point="4" svg:d="M16545 2383h2159v1996" svg:viewBox="0 0 2160 1997">
          <text:p/>
        </draw:connector>
        <draw:connector draw:style-name="gr4" draw:text-style-name="P4" draw:layer="layout" svg:x1="2.208cm" svg:y1="9.466cm" svg:x2="2.18cm" svg:y2="11.275cm" draw:start-shape="id6" draw:start-glue-point="0" draw:end-shape="id7" draw:end-glue-point="0" svg:d="M2208 9466v880h-28v929" svg:viewBox="0 0 29 1810">
          <text:p/>
        </draw:connector>
        <draw:connector draw:style-name="gr4" draw:text-style-name="P4" draw:layer="layout" svg:x1="10.475cm" svg:y1="12.7cm" svg:x2="10.464cm" svg:y2="8.065cm" draw:start-shape="id8" draw:start-glue-point="4" draw:end-shape="id9" draw:end-glue-point="2" svg:d="M10475 12700v-2293h-11v-2342" svg:viewBox="0 0 12 4636">
          <text:p/>
        </draw:connector>
        <draw:connector draw:style-name="gr4" draw:text-style-name="P4" draw:layer="layout" svg:x1="8.215cm" svg:y1="9.466cm" svg:x2="12.83cm" svg:y2="9.454cm" draw:start-shape="id3" draw:start-glue-point="1" draw:end-shape="id10" draw:end-glue-point="3" svg:d="M8215 9466h2308v-12h2307" svg:viewBox="0 0 4616 13">
          <text:p/>
        </draw:connector>
        <draw:connector draw:style-name="gr4" draw:text-style-name="P4" xml:id="id11" draw:id="id11" draw:layer="layout" svg:x1="16.497cm" svg:y1="9.454cm" svg:x2="18.704cm" svg:y2="7.188cm" draw:start-shape="id10" draw:start-glue-point="1" draw:end-shape="id5" draw:end-glue-point="6" svg:d="M16497 9454h2207v-2266" svg:viewBox="0 0 2208 2267">
          <text:p/>
        </draw:connector>
        <draw:connector draw:style-name="gr4" draw:text-style-name="P4" draw:layer="layout" svg:x1="18.704cm" svg:y1="9.454cm" svg:x2="18.71cm" svg:y2="13.109cm" draw:start-shape="id11" draw:start-glue-point="0" draw:end-shape="id12" draw:end-glue-point="4" svg:d="M18704 9454v1827h6v1828" svg:viewBox="0 0 7 3656">
          <text:p/>
        </draw:connector>
        <draw:connector draw:style-name="gr4" draw:text-style-name="P4" xml:id="id13" draw:id="id13" draw:layer="layout" svg:x1="10.464cm" svg:y1="4.332cm" svg:x2="8.264cm" svg:y2="2.333cm" draw:start-shape="id9" draw:start-glue-point="0" draw:end-shape="id2" draw:end-glue-point="1" svg:d="M10464 4332v-1999h-2200" svg:viewBox="0 0 2201 2000">
          <text:p/>
        </draw:connector>
        <draw:connector draw:style-name="gr4" draw:text-style-name="P4" draw:layer="layout" svg:x1="10.464cm" svg:y1="2.333cm" svg:x2="12.829cm" svg:y2="2.383cm" draw:start-shape="id13" draw:start-glue-point="0" draw:end-shape="id4" draw:end-glue-point="3" svg:d="M10464 2333h1158v50h1207" svg:viewBox="0 0 2366 51">
          <text:p/>
        </draw:connector>
        <draw:connector draw:style-name="gr4" draw:text-style-name="P4" xml:id="id15" draw:id="id15" draw:layer="layout" svg:x1="9.1cm" svg:y1="18.961cm" svg:x2="10.475cm" svg:y2="15.508cm" draw:start-shape="id14" draw:start-glue-point="1" draw:end-shape="id8" draw:end-glue-point="6" svg:d="M9100 18961h1375v-3453" svg:viewBox="0 0 1376 3454">
          <text:p/>
        </draw:connector>
        <draw:connector draw:style-name="gr4" draw:text-style-name="P3" draw:layer="layout" svg:x1="10.503cm" svg:y1="18.961cm" svg:x2="18.71cm" svg:y2="15.3cm" draw:start-shape="id15" draw:start-glue-point="0" draw:end-shape="id12" draw:end-glue-point="8" svg:d="M10503 18961h8207v-3661" svg:viewBox="0 0 8208 3662">
          <text:p/>
        </draw:connector>
        <draw:frame draw:style-name="gr8" draw:text-style-name="P5" draw:layer="layout" svg:width="4.732cm" svg:height="1.32cm" svg:x="11cm" svg:y="12.9cm">
          <draw:text-box>
            <text:p>V<text:span text:style-name="T1">c</text:span>=K<text:span text:style-name="T1">c</text:span><text:span text:style-name="T2">I</text:span><text:span text:style-name="T1">c</text:span></text:p>
          </draw:text-box>
        </draw:frame>
        <draw:line draw:style-name="gr9" draw:text-style-name="P6" draw:layer="layout" svg:x1="18.679cm" svg:y1="6.587cm" svg:x2="18.679cm" svg:y2="5.041cm">
          <text:p/>
        </draw:line>
        <draw:line draw:style-name="gr9" draw:text-style-name="P6" draw:layer="layout" svg:x1="18.6cm" svg:y1="15.2cm" svg:x2="18.6cm" svg:y2="13.654cm">
          <text:p/>
        </draw:line>
        <draw:frame draw:style-name="gr10" draw:text-style-name="P7" draw:layer="layout" svg:width="1.537cm" svg:height="1.981cm" svg:x="10.063cm" svg:y="13.2cm">
          <draw:text-box>
            <text:p>+</text:p>
            <text:p>-</text:p>
          </draw:text-box>
        </draw:frame>
        <draw:line draw:style-name="gr9" draw:text-style-name="P6" draw:layer="layout" svg:x1="3.365cm" svg:y1="12.107cm" svg:x2="3.365cm" svg:y2="14.603cm">
          <text:p/>
        </draw:line>
        <draw:frame draw:style-name="gr11" draw:text-style-name="P1" draw:layer="layout" svg:width="1.594cm" svg:height="1.324cm" svg:x="5.556cm" svg:y="3.253cm">
          <draw:text-box>
            <text:p><text:span text:style-name="T2">R</text:span><text:span text:style-name="T1">1</text:span></text:p>
          </draw:text-box>
        </draw:frame>
        <draw:frame draw:style-name="gr12" draw:text-style-name="P1" draw:layer="layout" svg:width="1.595cm" svg:height="1.325cm" svg:x="13.836cm" svg:y="3.229cm">
          <draw:text-box>
            <text:p><text:span text:style-name="T2">R</text:span><text:span text:style-name="T1">2</text:span></text:p>
          </draw:text-box>
        </draw:frame>
        <draw:frame draw:style-name="gr13" draw:text-style-name="P1" draw:layer="layout" svg:width="1.596cm" svg:height="1.326cm" svg:x="11.104cm" svg:y="5.6cm">
          <draw:text-box>
            <text:p><text:span text:style-name="T2">R</text:span><text:span text:style-name="T1">3</text:span></text:p>
          </draw:text-box>
        </draw:frame>
        <draw:frame draw:style-name="gr14" draw:text-style-name="P1" draw:layer="layout" svg:width="1.596cm" svg:height="1.325cm" svg:x="5.613cm" svg:y="10.472cm">
          <draw:text-box>
            <text:p><text:span text:style-name="T2">R</text:span><text:span text:style-name="T1">4</text:span></text:p>
          </draw:text-box>
        </draw:frame>
        <draw:frame draw:style-name="gr15" draw:text-style-name="P1" draw:layer="layout" svg:width="1.597cm" svg:height="1.325cm" svg:x="14.072cm" svg:y="10.472cm">
          <draw:text-box>
            <text:p><text:span text:style-name="T2">R</text:span><text:span text:style-name="T1">5</text:span></text:p>
          </draw:text-box>
        </draw:frame>
        <draw:frame draw:style-name="gr12" draw:text-style-name="P1" draw:layer="layout" svg:width="1.595cm" svg:height="1.325cm" svg:x="6.3cm" svg:y="17.275cm">
          <draw:text-box>
            <text:p><text:span text:style-name="T2">R</text:span><text:span text:style-name="T1">7</text:span></text:p>
          </draw:text-box>
        </draw:frame>
        <draw:frame draw:style-name="gr14" draw:text-style-name="P1" draw:layer="layout" svg:width="1.596cm" svg:height="1.325cm" svg:x="0.053cm" svg:y="12.817cm">
          <draw:text-box>
            <text:p><text:span text:style-name="T2">R</text:span><text:span text:style-name="T1">6</text:span></text:p>
          </draw:text-box>
        </draw:frame>
        <draw:frame draw:style-name="gr14" draw:text-style-name="P1" draw:layer="layout" svg:width="1.596cm" svg:height="1.325cm" svg:x="16.8cm" svg:y="13.8cm">
          <draw:text-box>
            <text:p>I<text:span text:style-name="T1">d</text:span></text:p>
          </draw:text-box>
        </draw:frame>
        <draw:frame draw:style-name="gr16" draw:text-style-name="P5" draw:layer="layout" svg:width="4.546cm" svg:height="1.277cm" svg:x="15.507cm" svg:y="6.752cm">
          <draw:text-box>
            <text:p><text:span text:style-name="T2">I</text:span><text:span text:style-name="T1">b</text:span>=K<text:span text:style-name="T1">b</text:span><text:span text:style-name="T2">V</text:span><text:span text:style-name="T1">b</text:span></text:p>
          </draw:text-box>
        </draw:frame>
        <draw:frame draw:style-name="gr17" draw:text-style-name="P1" draw:layer="layout" svg:width="1.534cm" svg:height="1.283cm" svg:x="0.224cm" svg:y="5.813cm">
          <draw:text-box>
            <text:p><text:span text:style-name="T2">V</text:span><text:span text:style-name="T1">a</text:span></text:p>
          </draw:text-box>
        </draw:frame>
        <draw:frame draw:style-name="gr14" draw:text-style-name="P1" draw:layer="layout" svg:width="1.596cm" svg:height="1.325cm" svg:x="8.334cm" svg:y="5.5cm">
          <draw:text-box>
            <text:p><text:span text:style-name="T2">V</text:span><text:span text:style-name="T1">b</text:span></text:p>
          </draw:text-box>
        </draw:frame>
        <draw:frame draw:style-name="gr18" draw:text-style-name="P7" draw:layer="layout" svg:width="1.539cm" svg:height="4.61cm" svg:x="8.86cm" svg:y="3.634cm">
          <draw:text-box>
            <text:p>+</text:p>
            <text:p/>
            <text:p/>
            <text:p/>
            <text:p>-</text:p>
          </draw:text-box>
        </draw:frame>
        <draw:line draw:style-name="gr19" draw:text-style-name="P6" draw:layer="layout" svg:x1="2.2cm" svg:y1="15cm" svg:x2="2.2cm" svg:y2="17cm">
          <text:p/>
        </draw:line>
        <draw:custom-shape draw:style-name="gr3" draw:text-style-name="P3" draw:layer="layout" svg:width="2.179cm" svg:height="2.192cm" svg:x="1.121cm" svg:y="17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6" draw:layer="layout" svg:x1="5.2cm" svg:y1="19cm" svg:x2="2.7cm" svg:y2="19cm">
          <text:p/>
        </draw:line>
        <draw:frame draw:style-name="gr20" draw:text-style-name="P9" draw:layer="layout" svg:width="1.1cm" svg:height="1.038cm" svg:x="10cm" svg:y="1.262cm">
          <draw:text-box>
            <text:p text:style-name="P8"><text:span text:style-name="T3">2</text:span></text:p>
          </draw:text-box>
        </draw:frame>
        <draw:custom-shape draw:style-name="gr3" draw:text-style-name="P3" draw:layer="layout" svg:width="2.179cm" svg:height="2.192cm" svg:x="1.118cm" svg:y="4.686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79cm" svg:height="2.192cm" svg:x="1.118cm" svg:y="4.686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79cm" svg:height="2.192cm" svg:x="1.118cm" svg:y="4.686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79cm" svg:height="2.192cm" svg:x="1.118cm" svg:y="4.686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79cm" svg:height="2.192cm" svg:x="1.118cm" svg:y="4.686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79cm" svg:height="2.192cm" svg:x="1.118cm" svg:y="4.686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79cm" svg:height="2.192cm" svg:x="1.118cm" svg:y="4.686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79cm" svg:height="2.192cm" svg:x="1.118cm" svg:y="4.686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79cm" svg:height="2.192cm" svg:x="1.118cm" svg:y="4.686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1.1cm" svg:height="1.038cm" svg:x="10cm" svg:y="18.9cm">
          <draw:text-box>
            <text:p text:style-name="P8"><text:span text:style-name="T3">8</text:span></text:p>
          </draw:text-box>
        </draw:frame>
        <draw:frame draw:style-name="gr22" draw:text-style-name="P9" draw:layer="layout" svg:width="1.1cm" svg:height="1.138cm" svg:x="3cm" svg:y="18.9cm">
          <draw:text-box>
            <text:p text:style-name="P8"><text:span text:style-name="T3">7</text:span></text:p>
          </draw:text-box>
        </draw:frame>
        <draw:frame draw:style-name="gr20" draw:text-style-name="P9" draw:layer="layout" svg:width="1.1cm" svg:height="1.038cm" svg:x="0.3cm" svg:y="16.4cm">
          <draw:text-box>
            <text:p text:style-name="P8"><text:span text:style-name="T3">6</text:span></text:p>
          </draw:text-box>
        </draw:frame>
        <draw:frame draw:style-name="gr20" draw:text-style-name="P9" draw:layer="layout" svg:width="1.1cm" svg:height="1.038cm" svg:x="18.7cm" svg:y="8.962cm">
          <draw:text-box>
            <text:p text:style-name="P8"><text:span text:style-name="T3">5</text:span></text:p>
          </draw:text-box>
        </draw:frame>
        <draw:frame draw:style-name="gr23" draw:text-style-name="P9" draw:layer="layout" svg:width="1.1cm" svg:height="1.038cm" svg:x="9.5cm" svg:y="9.4cm">
          <draw:text-box>
            <text:p text:style-name="P8"><text:span text:style-name="T3">4</text:span></text:p>
          </draw:text-box>
        </draw:frame>
        <draw:frame draw:style-name="gr23" draw:text-style-name="P9" draw:layer="layout" svg:width="1.1cm" svg:height="1.038cm" svg:x="1cm" svg:y="8.9cm">
          <draw:text-box>
            <text:p text:style-name="P8"><text:span text:style-name="T3">0</text:span></text:p>
          </draw:text-box>
        </draw:frame>
        <draw:frame draw:style-name="gr23" draw:text-style-name="P9" draw:layer="layout" svg:width="1.1cm" svg:height="1.038cm" svg:x="18.1cm" svg:y="1.462cm">
          <draw:text-box>
            <text:p text:style-name="P8"><text:span text:style-name="T3">3</text:span></text:p>
          </draw:text-box>
        </draw:frame>
        <draw:frame draw:style-name="gr23" draw:text-style-name="P9" draw:layer="layout" svg:width="1.1cm" svg:height="1.038cm" svg:x="1.2cm" svg:y="1.5cm">
          <draw:text-box>
            <text:p text:style-name="P8"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11:19.280872114</meta:creation-date>
    <dc:date>2021-03-17T16:29:17.479593508</dc:date>
    <meta:editing-duration>PT18M25S</meta:editing-duration>
    <meta:editing-cycles>5</meta:editing-cycles>
    <meta:generator>LibreOffice/6.4.6.2$Linux_X86_64 LibreOffice_project/40$Build-2</meta:generator>
    <meta:document-statistic meta:object-count="111"/>
  </office:meta>
</office:document-meta>
</file>